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3" style:family="paragraph" style:parent-style-name="Preformatted_20_Text">
      <style:paragraph-properties fo:margin-top="0cm" fo:margin-bottom="0cm" loext:contextual-spacing="false"/>
      <style:text-properties officeooo:paragraph-rsid="001ccc72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indent="0cm" style:auto-text-indent="false" fo:break-before="page"/>
      <style:text-properties officeooo:paragraph-rsid="00140432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126f44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26f44" officeooo:paragraph-rsid="002033e8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ccc72" officeooo:paragraph-rsid="001ccc72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ccc72" officeooo:paragraph-rsid="00264b69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033e8"/>
    </style:style>
    <style:style style:name="P14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2033e8" officeooo:paragraph-rsid="002033e8"/>
    </style:style>
    <style:style style:name="P15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264b69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9pt" officeooo:rsid="00126f44" officeooo:paragraph-rsid="00126f44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font-name="Monospace" fo:font-size="9pt" officeooo:rsid="00126f44" officeooo:paragraph-rsid="00126f44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9pt" style:font-size-asian="9pt" style:font-size-complex="9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9pt" style:font-size-asian="9pt" style:font-size-complex="9pt"/>
    </style:style>
    <style:style style:name="P21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22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paragraph-rsid="0014d7c3"/>
    </style:style>
    <style:style style:name="P23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26f44" officeooo:paragraph-rsid="00126f44"/>
    </style:style>
    <style:style style:name="P24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4d7c3" officeooo:paragraph-rsid="0014d7c3"/>
    </style:style>
    <style:style style:name="P25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0432" officeooo:paragraph-rsid="001ccc72"/>
    </style:style>
    <style:style style:name="P26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d7c3" officeooo:paragraph-rsid="0014d7c3"/>
    </style:style>
    <style:style style:name="P27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4d7c3" officeooo:paragraph-rsid="00264b69"/>
    </style:style>
    <style:style style:name="P28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7a826" officeooo:paragraph-rsid="0014d7c3"/>
    </style:style>
    <style:style style:name="P29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ccc72" officeooo:paragraph-rsid="001ccc72"/>
    </style:style>
    <style:style style:name="P30" style:family="paragraph" style:parent-style-name="Quotations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paragraph-rsid="0014d7c3"/>
    </style:style>
    <style:style style:name="P31" style:family="paragraph" style:parent-style-name="Preformatted_20_Text">
      <style:paragraph-properties fo:margin-left="0cm" fo:margin-right="1cm" fo:margin-top="0cm" fo:margin-bottom="0cm" loext:contextual-spacing="false" fo:text-align="justify" style:justify-single-word="false" fo:text-indent="0cm" style:auto-text-indent="false"/>
      <style:text-properties officeooo:rsid="001ccc72" officeooo:paragraph-rsid="001ccc72"/>
    </style:style>
    <style:style style:name="P32" style:family="paragraph" style:parent-style-name="Heading">
      <style:paragraph-properties fo:text-align="center" style:justify-single-word="false"/>
    </style:style>
    <style:style style:name="P33" style:family="paragraph" style:parent-style-name="Preformatted_20_Text">
      <style:text-properties officeooo:paragraph-rsid="001ccc72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officeooo:rsid="0014d7c3"/>
    </style:style>
    <style:style style:name="T5" style:family="text">
      <style:text-properties officeooo:rsid="001a8731"/>
    </style:style>
    <style:style style:name="T6" style:family="text">
      <style:text-properties officeooo:rsid="001b5680"/>
    </style:style>
    <style:style style:name="T7" style:family="text">
      <style:text-properties officeooo:rsid="001ccc72"/>
    </style:style>
    <style:style style:name="T8" style:family="text">
      <style:text-properties fo:color="#7f0055" style:font-name="Monospace" fo:font-weight="bold" style:font-weight-asian="bold"/>
    </style:style>
    <style:style style:name="T9" style:family="text">
      <style:text-properties fo:color="#000000" style:font-name="Monospace"/>
    </style:style>
    <style:style style:name="T10" style:family="text">
      <style:text-properties fo:color="#000000" style:font-name="Monospace" fo:font-style="italic" style:font-style-asian="italic"/>
    </style:style>
    <style:style style:name="T11" style:family="text">
      <style:text-properties officeooo:rsid="002033e8"/>
    </style:style>
    <style:style style:name="T12" style:family="text">
      <style:text-properties officeooo:rsid="00264b69"/>
    </style:style>
    <style:style style:name="T13" style:family="text">
      <style:text-properties fo:font-weight="bold" officeooo:rsid="00264b69" style:font-weight-asian="bold" style:font-weight-complex="bold"/>
    </style:style>
    <style:style style:name="T14" style:family="text">
      <style:text-properties fo:color="#0000c0" style:font-name="Monospace"/>
    </style:style>
    <style:style style:name="T15" style:family="text">
      <style:text-properties fo:color="#0000c0" style:font-name="Monospace" fo:font-style="italic" fo:font-weight="bold" style:font-style-asian="italic" style:font-weight-asian="bold"/>
    </style:style>
    <style:style style:name="T16" style:family="text">
      <style:text-properties fo:color="#6a3e3e" style:font-name="Monospace"/>
    </style:style>
    <style:style style:name="T17" style:family="text">
      <style:text-properties fo:color="#2a00ff"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2">TP </text:span><text:span text:style-name="T3">Hadoop programming</text:span></text:p>
      <text:p text:style-name="P2">Daniel Hagimont</text:p>
      <text:p text:style-name="P2"><text:span text:style-name="T1">h</text:span>agimont@enseeiht.fr</text:p>
      <text:p text:style-name="P1"/>
      <text:p text:style-name="P4">The goal of this labwork is to program an application with Hadoop.</text:p>
      <text:h text:style-name="Heading_20_1" text:outline-level="1">1. Installation</text:h>
      <text:p text:style-name="P13">- <text:span text:style-name="T11">FYI, I made it on my laptop with jdk1.8.0_202 and hadoop-2.7.1</text:span></text:p>
      <text:p text:style-name="P13"/>
      <text:p text:style-name="P14">- pre-requisite</text:p>
      <text:p text:style-name="P7"><text:tab/>- <text:span text:style-name="T1">you should have Java installed and the JAVA_HOME variable defined</text:span></text:p>
      <text:p text:style-name="P11"><text:tab/>- you should have your ssh keys configured to allow ssh to localhost</text:p>
      <text:p text:style-name="P7">- <text:span text:style-name="T1">install Hadoop</text:span></text:p>
      <text:p text:style-name="P8"><text:tab/>- <text:span text:style-name="T1">untar the hadoop-2.7.1.tar.gz archive</text:span></text:p>
      <text:p text:style-name="P9"><text:tab/>- define environment variables </text:p>
      <text:p text:style-name="P10"><text:tab/><text:tab/>export HADOOP_HOME=&lt;path&gt;/hadoop-2.7.1 </text:p>
      <text:p text:style-name="P9"><text:tab/><text:tab/>export PATH=$HADOOP_HOME/bin:$HADOOP_HOME/sbin:$PATH</text:p>
      <text:p text:style-name="P25">- <text:span text:style-name="T7">t</text:span>o execute <text:span text:style-name="T7">Hadoop </text:span>in local mode, <text:span text:style-name="T7">you have to configure the following files</text:span></text:p>
      <text:p text:style-name="P29"><text:tab/><text:tab/>- <text:span text:style-name="T1">&lt;hadoop-home&gt;/</text:span>etc/hadoop/core-site.xml:</text:p>
      <text:p text:style-name="P31"><text:tab/><text:tab/><text:tab/>&lt;configuration&gt;</text:p>
      <text:p text:style-name="P33"><text:s text:c="4"/><text:tab/><text:tab/><text:tab/><text:tab/>&lt;property&gt;</text:p>
      <text:p text:style-name="P33"><text:s text:c="7"/><text:tab/><text:tab/><text:tab/><text:tab/> <text:tab/>&lt;name&gt;fs.defaultFS&lt;/name&gt;</text:p>
      <text:p text:style-name="P33"><text:s text:c="7"/><text:tab/><text:tab/><text:tab/><text:tab/> <text:tab/>&lt;value&gt;hdfs://localhost:9000&lt;/value&gt;</text:p>
      <text:p text:style-name="P33"><text:s text:c="4"/><text:tab/><text:tab/><text:tab/><text:tab/>&lt;/property&gt;</text:p>
      <text:p text:style-name="P3"><text:tab/><text:tab/><text:tab/>&lt;/configuration&gt;</text:p>
      <text:p text:style-name="P3"><text:tab/><text:tab/><text:span text:style-name="T7">- &lt;hadoop-home&gt;/etc/hadoop</text:span>/hdfs-site.xml:</text:p>
      <text:p text:style-name="P3"><text:tab/><text:tab/><text:tab/>&lt;configuration&gt;</text:p>
      <text:p text:style-name="P3"><text:s text:c="3"/><text:tab/><text:tab/><text:tab/><text:tab/> &lt;property&gt;</text:p>
      <text:p text:style-name="P3"><text:s text:c="8"/><text:tab/><text:tab/><text:tab/><text:tab/><text:tab/>&lt;name&gt;dfs.replication&lt;/name&gt;</text:p>
      <text:p text:style-name="P3"><text:s text:c="8"/><text:tab/><text:tab/><text:tab/><text:tab/><text:tab/>&lt;value&gt;1&lt;/value&gt;</text:p>
      <text:p text:style-name="P3"><text:s text:c="4"/><text:tab/><text:tab/><text:tab/><text:tab/>&lt;/property&gt;</text:p>
      <text:p text:style-name="P3"><text:tab/><text:tab/><text:tab/>&lt;/configuration&gt;</text:p>
      <text:p text:style-name="P3"><text:tab/><text:tab/>-<text:span text:style-name="T7"> &lt;hadoop-home&gt;/etc/hadoop</text:span>/<text:span text:style-name="T7">hadoop-env.sh</text:span>:</text:p>
      <text:p text:style-name="P3"><text:tab/><text:tab/><text:tab/><text:span text:style-name="T7">hardcode the JAVA_HOME variable</text:span></text:p>
      <text:p text:style-name="P15">- <text:span text:style-name="T1">you can use eclipse to develop applications, </text:span><text:span text:style-name="T12">create a Java project</text:span></text:p>
      <text:p text:style-name="P15"><text:tab/>- <text:span text:style-name="T1">you have to add the following jars in your eclipse projet</text:span></text:p>
      <text:p text:style-name="P15"><text:tab/> <text:s text:c="4"/>- <text:span text:style-name="T1">&lt;hadoop-home&gt;/share/hadoop/common/hadoop-common-2.7.1.jar</text:span></text:p>
      <text:p text:style-name="P15"><text:tab/> <text:s text:c="4"/>- <text:span text:style-name="T1">&lt;hadoop-home&gt;/share/hadoop/mapreduce/hadoop-mapreduce-client-common-2.7.1.jar</text:span></text:p>
      <text:p text:style-name="P12"><text:tab/> <text:s text:c="4"/>- <text:span text:style-name="T1">&lt;hadoop-home&gt;/share/hadoop/mapreduce/hadoop-mapreduce-client-core-2.7.1.jar</text:span></text:p>
      <text:p text:style-name="P8"><text:line-break/></text:p>
      <text:h text:style-name="P6" text:outline-level="2">2. <text:span text:style-name="T1">Test the wordCount application</text:span></text:h>
      <text:p text:style-name="P23">Here is the code of the WordCount application :</text:p>
      <text:p text:style-name="P16"><text:span text:style-name="T8">import</text:span><text:span text:style-name="T9"> java.io.IOException;</text:span></text:p>
      <text:p text:style-name="P19"><text:span text:style-name="T8">import</text:span><text:span text:style-name="T9"> org.apache.hadoop.conf.Configuration;</text:span></text:p>
      <text:p text:style-name="P19"><text:span text:style-name="T8">import</text:span><text:span text:style-name="T9"> org.apache.hadoop.fs.Path;</text:span></text:p>
      <text:p text:style-name="P19"><text:span text:style-name="T8">import</text:span><text:span text:style-name="T9"> org.apache.hadoop.io.IntWritable;</text:span></text:p>
      <text:p text:style-name="P19"><text:span text:style-name="T8">import</text:span><text:span text:style-name="T9"> org.apache.hadoop.io.Text;</text:span></text:p>
      <text:p text:style-name="P19"><text:span text:style-name="T8">import</text:span><text:span text:style-name="T9"> org.apache.hadoop.mapreduce.Job;</text:span></text:p>
      <text:p text:style-name="P19"><text:span text:style-name="T8">import</text:span><text:span text:style-name="T9"> org.apache.hadoop.mapreduce.Mapper;</text:span></text:p>
      <text:p text:style-name="P19"><text:span text:style-name="T8">import</text:span><text:span text:style-name="T9"> org.apache.hadoop.mapreduce.Reducer;</text:span></text:p>
      <text:p text:style-name="P19"><text:span text:style-name="T8">import</text:span><text:span text:style-name="T9"> org.apache.hadoop.mapreduce.lib.input.FileInputFormat;</text:span></text:p>
      <text:p text:style-name="P19"><text:span text:style-name="T8">import</text:span><text:span text:style-name="T9"> org.apache.hadoop.mapreduce.lib.output.FileOutputFormat;</text:span></text:p>
      <text:p text:style-name="P18"/>
      <text:p text:style-name="P19"><text:span text:style-name="T8">public</text:span><text:span text:style-name="T9"> </text:span><text:span text:style-name="T8">class</text:span><text:span text:style-name="T9"> WordCount { </text:span></text:p>
      <text:p text:style-name="P18"/>
      <text:p text:style-name="P19"><text:span text:style-name="T8">public</text:span><text:span text:style-name="T9"> </text:span><text:span text:style-name="T8">static</text:span><text:span text:style-name="T9"> </text:span><text:span text:style-name="T8">class</text:span><text:span text:style-name="T9"> TokenizerMapper </text:span><text:span text:style-name="T8">extends</text:span><text:span text:style-name="T9"> Mapper&lt;Object, Text, Text, IntWritable&gt;{ </text:span></text:p>
      <text:p text:style-name="P19"><text:span text:style-name="T9"><text:tab/></text:span><text:span text:style-name="T8">private</text:span><text:span text:style-name="T9"> </text:span><text:span text:style-name="T8">final</text:span><text:span text:style-name="T9"> </text:span><text:span text:style-name="T8">static</text:span><text:span text:style-name="T9"> IntWritable </text:span><text:span text:style-name="T15">one</text:span><text:span text:style-name="T9"> = </text:span><text:span text:style-name="T8">new</text:span><text:span text:style-name="T9"> IntWritable(1); </text:span></text:p>
      <text:p text:style-name="P19"><text:span text:style-name="T9"><text:tab/></text:span><text:span text:style-name="T8">private</text:span><text:span text:style-name="T9"> Text </text:span><text:span text:style-name="T14">word</text:span><text:span text:style-name="T9"> = </text:span><text:span text:style-name="T8">new</text:span><text:span text:style-name="T9"> Text(); </text:span></text:p>
      <text:p text:style-name="P19"><text:span text:style-name="T9"><text:tab/></text:span><text:span text:style-name="T8">public</text:span><text:span text:style-name="T9"> </text:span><text:span text:style-name="T8">void</text:span><text:span text:style-name="T9"> map(Object </text:span><text:span text:style-name="T16">key</text:span><text:span text:style-name="T9">, Text </text:span><text:span text:style-name="T16">value</text:span><text:span text:style-name="T9">, Context </text:span><text:span text:style-name="T16">context</text:span><text:span text:style-name="T9"> ) </text:span></text:p>
      <text:p text:style-name="P19"><text:span text:style-name="T9"><text:tab/><text:tab/><text:tab/></text:span><text:span text:style-name="T8">throws</text:span><text:span text:style-name="T9"> IOException, InterruptedException { </text:span></text:p>
      <text:p text:style-name="P19"><text:span text:style-name="T9"><text:tab/><text:tab/>String </text:span><text:span text:style-name="T16">tokens</text:span><text:span text:style-name="T9">[] = <text:s/></text:span><text:span text:style-name="T16">value</text:span><text:span text:style-name="T9">.toString().split(</text:span><text:span text:style-name="T17">" "</text:span><text:span text:style-name="T9">);</text:span></text:p>
      <text:p text:style-name="P19"><text:span text:style-name="T9"><text:tab/><text:tab/></text:span><text:span text:style-name="T8">for</text:span><text:span text:style-name="T9"> (String </text:span><text:span text:style-name="T16">tok</text:span><text:span text:style-name="T9"> : </text:span><text:span text:style-name="T16">tokens</text:span><text:span text:style-name="T9">) {</text:span></text:p>
      <text:p text:style-name="P19"><text:span text:style-name="T9"><text:tab/><text:tab/><text:tab/></text:span><text:span text:style-name="T14">word</text:span><text:span text:style-name="T9">.set(</text:span><text:span text:style-name="T16">tok</text:span><text:span text:style-name="T9">);</text:span></text:p>
      <text:p text:style-name="P19"><text:span text:style-name="T9"><text:tab/><text:tab/><text:tab/></text:span><text:span text:style-name="T16">context</text:span><text:span text:style-name="T9">.write(</text:span><text:span text:style-name="T14">word</text:span><text:span text:style-name="T9">, </text:span><text:span text:style-name="T15">one</text:span><text:span text:style-name="T9">);</text:span></text:p>
      <text:p text:style-name="P20"><text:tab/><text:tab/>}</text:p>
      <text:p text:style-name="P20"><text:tab/>} </text:p>
      <text:p text:style-name="P20">} </text:p>
      <text:p text:style-name="P19"><text:span text:style-name="T8">public</text:span><text:span text:style-name="T9"> </text:span><text:span text:style-name="T8">static</text:span><text:span text:style-name="T9"> </text:span><text:span text:style-name="T8">class</text:span><text:span text:style-name="T9"> IntSumReducer </text:span><text:span text:style-name="T8">extends</text:span><text:span text:style-name="T9"> Reducer&lt;Text,IntWritable,Text,IntWritable&gt; { </text:span></text:p>
      <text:p text:style-name="P19"><text:span text:style-name="T9"><text:tab/></text:span><text:span text:style-name="T8">private</text:span><text:span text:style-name="T9"> IntWritable </text:span><text:span text:style-name="T14">result</text:span><text:span text:style-name="T9"> = </text:span><text:span text:style-name="T8">new</text:span><text:span text:style-name="T9"> IntWritable(); </text:span></text:p>
      <text:p text:style-name="P18"/>
      <text:p text:style-name="P19"><text:span text:style-name="T9"><text:tab/></text:span><text:span text:style-name="T8">public</text:span><text:span text:style-name="T9"> </text:span><text:span text:style-name="T8">void</text:span><text:span text:style-name="T9"> reduce(Text </text:span><text:span text:style-name="T16">key</text:span><text:span text:style-name="T9">, Iterable&lt;IntWritable&gt; </text:span><text:span text:style-name="T16">values</text:span><text:span text:style-name="T9">, Context </text:span><text:span text:style-name="T16">context</text:span><text:span text:style-name="T9"> ) </text:span></text:p>
      <text:p text:style-name="P19"><text:span text:style-name="T9"><text:tab/><text:tab/><text:tab/></text:span><text:span text:style-name="T8">throws</text:span><text:span text:style-name="T9"> IOException, InterruptedException { </text:span></text:p>
      <text:p text:style-name="P19"><text:span text:style-name="T9"><text:tab/><text:tab/></text:span><text:span text:style-name="T8">int</text:span><text:span text:style-name="T9"> </text:span><text:span text:style-name="T16">sum</text:span><text:span text:style-name="T9"> = 0; </text:span></text:p>
      <text:p text:style-name="P19"><text:span text:style-name="T9"><text:tab/><text:tab/></text:span><text:span text:style-name="T8">for</text:span><text:span text:style-name="T9"> (IntWritable </text:span><text:span text:style-name="T16">val</text:span><text:span text:style-name="T9"> : </text:span><text:span text:style-name="T16">values</text:span><text:span text:style-name="T9">) { </text:span></text:p>
      <text:p text:style-name="P19"><text:span text:style-name="T9"><text:tab/><text:tab/><text:tab/></text:span><text:span text:style-name="T16">sum</text:span><text:span text:style-name="T9"> += </text:span><text:span text:style-name="T16">val</text:span><text:span text:style-name="T9">.get(); </text:span></text:p>
      <text:p text:style-name="P20"><text:tab/><text:tab/>} </text:p>
      <text:p text:style-name="P19"><text:span text:style-name="T9"><text:tab/><text:tab/></text:span><text:span text:style-name="T14">result</text:span><text:span text:style-name="T9">.set(</text:span><text:span text:style-name="T16">sum</text:span><text:span text:style-name="T9">); </text:span></text:p>
      <text:p text:style-name="P19"><text:span text:style-name="T9"><text:tab/><text:tab/></text:span><text:span text:style-name="T16">context</text:span><text:span text:style-name="T9">.write(</text:span><text:span text:style-name="T16">key</text:span><text:span text:style-name="T9">, </text:span><text:span text:style-name="T14">result</text:span><text:span text:style-name="T9">); </text:span></text:p>
      <text:p text:style-name="P20"><text:tab/>} </text:p>
      <text:p text:style-name="P20">} </text:p>
      <text:p text:style-name="P19"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</text:span><text:span text:style-name="T16">args</text:span><text:span text:style-name="T9">) </text:span><text:span text:style-name="T8">throws</text:span><text:span text:style-name="T9"> Exception { </text:span></text:p>
      <text:p text:style-name="P19"><text:span text:style-name="T9"><text:tab/>Configuration </text:span><text:span text:style-name="T16">conf</text:span><text:span text:style-name="T9"> = </text:span><text:span text:style-name="T8">new</text:span><text:span text:style-name="T9"> Configuration(); </text:span></text:p>
      <text:p text:style-name="P19"><text:span text:style-name="T9"><text:tab/>Job </text:span><text:span text:style-name="T16">job</text:span><text:span text:style-name="T9"> = Job.</text:span><text:span text:style-name="T10">getInstance</text:span><text:span text:style-name="T9">(</text:span><text:span text:style-name="T16">conf</text:span><text:span text:style-name="T9">, </text:span><text:span text:style-name="T17">"word count"</text:span><text:span text:style-name="T9">); </text:span></text:p>
      <text:p text:style-name="P19"><text:span text:style-name="T9"><text:tab/></text:span><text:span text:style-name="T16">job</text:span><text:span text:style-name="T9">.setJarByClass(WordCount.</text:span><text:span text:style-name="T8">class</text:span><text:span text:style-name="T9">); </text:span></text:p>
      <text:p text:style-name="P19"><text:span text:style-name="T9"><text:tab/></text:span><text:span text:style-name="T16">job</text:span><text:span text:style-name="T9">.setMapperClass(TokenizerMapper.</text:span><text:span text:style-name="T8">class</text:span><text:span text:style-name="T9">); </text:span></text:p>
      <text:p text:style-name="P19"><text:span text:style-name="T9"><text:tab/></text:span><text:span text:style-name="T16">job</text:span><text:span text:style-name="T9">.setCombinerClass(IntSumReducer.</text:span><text:span text:style-name="T8">class</text:span><text:span text:style-name="T9">); </text:span></text:p>
      <text:p text:style-name="P19"><text:span text:style-name="T9"><text:tab/></text:span><text:span text:style-name="T16">job</text:span><text:span text:style-name="T9">.setReducerClass(IntSumReducer.</text:span><text:span text:style-name="T8">class</text:span><text:span text:style-name="T9">); </text:span></text:p>
      <text:p text:style-name="P19"><text:span text:style-name="T9"><text:tab/></text:span><text:span text:style-name="T16">job</text:span><text:span text:style-name="T9">.setOutputKeyClass(Text.</text:span><text:span text:style-name="T8">class</text:span><text:span text:style-name="T9">); </text:span></text:p>
      <text:p text:style-name="P19"><text:span text:style-name="T9"><text:tab/></text:span><text:span text:style-name="T16">job</text:span><text:span text:style-name="T9">.setOutputValueClass(IntWritable.</text:span><text:span text:style-name="T8">class</text:span><text:span text:style-name="T9">); </text:span></text:p>
      <text:p text:style-name="P19"><text:span text:style-name="T9"><text:tab/>FileInputFormat.</text:span><text:span text:style-name="T10">addInputPath</text:span><text:span text:style-name="T9">(</text:span><text:span text:style-name="T16">job</text:span><text:span text:style-name="T9">, </text:span><text:span text:style-name="T8">new</text:span><text:span text:style-name="T9"> Path(</text:span><text:span text:style-name="T16">args</text:span><text:span text:style-name="T9">[0])); </text:span></text:p>
      <text:p text:style-name="P19"><text:span text:style-name="T9"><text:tab/>FileOutputFormat.</text:span><text:span text:style-name="T10">setOutputPath</text:span><text:span text:style-name="T9">(</text:span><text:span text:style-name="T16">job</text:span><text:span text:style-name="T9">, </text:span><text:span text:style-name="T8">new</text:span><text:span text:style-name="T9"> Path(</text:span><text:span text:style-name="T16">args</text:span><text:span text:style-name="T9">[1])); </text:span></text:p>
      <text:p text:style-name="P19"><text:span text:style-name="T9"><text:tab/></text:span><text:span text:style-name="T8">long</text:span><text:span text:style-name="T9"> </text:span><text:span text:style-name="T16">t1</text:span><text:span text:style-name="T9"> = System.</text:span><text:span text:style-name="T10">currentTimeMillis</text:span><text:span text:style-name="T9">(); </text:span></text:p>
      <text:p text:style-name="P19"><text:span text:style-name="T9"><text:tab/></text:span><text:span text:style-name="T8">int</text:span><text:span text:style-name="T9"> </text:span><text:span text:style-name="T16">res</text:span><text:span text:style-name="T9"> = </text:span><text:span text:style-name="T16">job</text:span><text:span text:style-name="T9">.waitForCompletion(</text:span><text:span text:style-name="T8">true</text:span><text:span text:style-name="T9">) ? 0 : 1; </text:span></text:p>
      <text:p text:style-name="P19"><text:span text:style-name="T9"><text:tab/></text:span><text:span text:style-name="T8">long</text:span><text:span text:style-name="T9"> </text:span><text:span text:style-name="T16">t2</text:span><text:span text:style-name="T9"> = System.</text:span><text:span text:style-name="T10">currentTimeMillis</text:span><text:span text:style-name="T9">(); </text:span></text:p>
      <text:p text:style-name="P19"><text:span text:style-name="T9"><text:tab/>System.</text:span><text:span text:style-name="T15">out</text:span><text:span text:style-name="T9">.println(</text:span><text:span text:style-name="T17">"time in ms ="</text:span><text:span text:style-name="T9">+(</text:span><text:span text:style-name="T16">t2</text:span><text:span text:style-name="T9">-</text:span><text:span text:style-name="T16">t1</text:span><text:span text:style-name="T9">)); </text:span></text:p>
      <text:p text:style-name="P19"><text:span text:style-name="T9"><text:tab/>System.</text:span><text:span text:style-name="T10">exit</text:span><text:span text:style-name="T9">(</text:span><text:span text:style-name="T16">res</text:span><text:span text:style-name="T9">); </text:span></text:p>
      <text:p text:style-name="P20">} </text:p>
      <text:p text:style-name="P17">}</text:p>
      <text:p text:style-name="P17"/>
      <text:p text:style-name="P17"/>
      <text:p text:style-name="P17"/>
      <text:p text:style-name="P17"/>
      <text:p text:style-name="P17"/>
      <text:p text:style-name="P17"/>
      <text:p text:style-name="P27"><text:soft-page-break/><text:span text:style-name="T12">Here is how you can test it, assuming that you have a package </text:span><text:span text:style-name="T13">foo</text:span><text:span text:style-name="T12"> in your project </text:span><text:span text:style-name="T13">hadoop</text:span><text:span text:style-name="T12">.</text:span></text:p>
      <text:p text:style-name="P27"><text:tab/></text:p>
      <text:p text:style-name="P27"><text:tab/>hdfs namenode -format </text:p>
      <text:p text:style-name="P26"><text:tab/>start-dfs.sh </text:p>
      <text:p text:style-name="P26"><text:tab/>jps </text:p>
      <text:p text:style-name="P26"><text:tab/>hdfs dfs -mkdir /input </text:p>
      <text:p text:style-name="P26"><text:tab/>hdfs dfs -put filesample.txt /input </text:p>
      <text:p text:style-name="P30"><text:span text:style-name="T4"><text:tab/>jar cf wc.jar -</text:span><text:span text:style-name="T12">C ~/eclipse-workspace/hadoop/bin foo</text:span></text:p>
      <text:p text:style-name="P26"><text:tab/>hadoop jar wc.jar <text:span text:style-name="T12">foo.</text:span>WordCount /input /output </text:p>
      <text:p text:style-name="P26"><text:tab/>hdfs dfs -cat /output/* </text:p>
      <text:p text:style-name="P26"><text:tab/>stop-dfs.sh</text:p>
      <text:p text:style-name="P26"/>
      <text:p text:style-name="P26">You can test it with any text file.</text:p>
      <text:p text:style-name="P21"/>
      <text:h text:style-name="P5" text:outline-level="2">3. <text:span text:style-name="T4">Treatment of meteorology data</text:span></text:h>
      <text:p text:style-name="P24">You are given a file containing meterological data about <text:span text:style-name="T5">cities all over the</text:span> planet. You have to implement two map-reduce jobs that :</text:p>
      <text:p text:style-name="P26">- compute the maximum temperature for each year</text:p>
      <text:p text:style-name="P26">- compute the number of months which had a temperature higher tha<text:span text:style-name="T6">n</text:span> a give<text:span text:style-name="T5">n</text:span> value (a parameter).</text:p>
      <text:p text:style-name="P26">- the format of a line in the file is : day : month : year : temperature : <text:span text:style-name="T5">city</text:span></text:p>
      <text:p text:style-name="P28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2-11-07T07:04:48.438247231</dc:date>
    <meta:editing-duration>PT2H31M9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3" meta:paragraph-count="109" meta:word-count="460" meta:character-count="4229" meta:non-whitespace-character-count="3633"/>
  </office:meta>
</office:document-meta>
</file>